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2798" officeooo:paragraph-rsid="001c2798"/>
    </style:style>
    <style:style style:name="P2" style:family="paragraph" style:parent-style-name="Standard">
      <style:text-properties officeooo:rsid="001c7854" officeooo:paragraph-rsid="001c7854"/>
    </style:style>
    <style:style style:name="P3" style:family="paragraph" style:parent-style-name="Standard" style:list-style-name="L1">
      <style:text-properties officeooo:rsid="001c2798" officeooo:paragraph-rsid="001c2798"/>
    </style:style>
    <style:style style:name="P4" style:family="paragraph" style:parent-style-name="Standard">
      <style:text-properties officeooo:rsid="001c2798" officeooo:paragraph-rsid="001c2798"/>
    </style:style>
    <style:style style:name="P5" style:family="paragraph" style:parent-style-name="Standard" style:list-style-name="L1">
      <style:text-properties officeooo:rsid="001d9aaa" officeooo:paragraph-rsid="001d9aaa"/>
    </style:style>
    <style:style style:name="P6" style:family="paragraph" style:parent-style-name="Standard" style:list-style-name="L1">
      <style:text-properties officeooo:rsid="001c7854" officeooo:paragraph-rsid="001c7854"/>
    </style:style>
    <style:style style:name="P7" style:family="paragraph" style:parent-style-name="Standard" style:list-style-name="L1">
      <style:text-properties officeooo:rsid="001f444a" officeooo:paragraph-rsid="001f444a"/>
    </style:style>
    <style:style style:name="P8" style:family="paragraph" style:parent-style-name="Standard">
      <style:text-properties officeooo:rsid="001f444a" officeooo:paragraph-rsid="001d9aaa"/>
    </style:style>
    <style:style style:name="P9" style:family="paragraph" style:parent-style-name="Standard" style:list-style-name="L1">
      <style:text-properties officeooo:rsid="00213eb7" officeooo:paragraph-rsid="00213eb7"/>
    </style:style>
    <style:style style:name="T1" style:family="text">
      <style:text-properties officeooo:rsid="001e395d"/>
    </style:style>
    <style:style style:name="T2" style:family="text">
      <style:text-properties officeooo:rsid="001eba8d"/>
    </style:style>
    <style:style style:name="T3" style:family="text">
      <style:text-properties fo:color="#6a8759" style:font-name="Courier New"/>
    </style:style>
    <style:style style:name="T4" style:family="text">
      <style:text-properties officeooo:rsid="001f444a"/>
    </style:style>
    <style:style style:name="T5" style:family="text">
      <style:text-properties officeooo:rsid="00213eb7"/>
    </style:style>
    <style:style style:name="T6" style:family="text">
      <style:text-properties style:font-name="Courier New"/>
    </style:style>
    <style:style style:name="T7" style:family="text">
      <style:text-properties officeooo:rsid="0022e6d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am LOB Mi2x G</text:h>
      <text:p text:style-name="P1"/>
      <text:p text:style-name="P1">Testfälle:</text:p>
      <text:list xml:id="list4212201685912377949" text:style-name="L1">
        <text:list-item>
          <text:p text:style-name="P3">funktional: Mehr<text:span text:style-name="T1">ere Läden → </text:span>funktioniert</text:p>
          <text:list>
            <text:list-item>
              <text:p text:style-name="P5">Wir <text:span text:style-name="T5">können mehrere Läden über REST hinzufügen</text:span></text:p>
              <text:p text:style-name="P5"/>
            </text:list-item>
          </text:list>
        </text:list-item>
        <text:list-item>
          <text:p text:style-name="P3">funktional: <text:span text:style-name="T2">Direktzugriff auf Kaufhistory</text:span> → funktioniert</text:p>
          <text:list>
            <text:list-item>
              <text:p text:style-name="P5"><text:span text:style-name="T2">Solange man die Bezeichnung des Ladens kennt, kann man direkt auf diesen via URL zugreifen</text:span>. </text:p>
              <text:p text:style-name="P5"/>
            </text:list-item>
          </text:list>
        </text:list-item>
        <text:list-item>
          <text:p text:style-name="P3">funktional: <text:span text:style-name="T5">Automatisches auswählen des günstigsten Ladens</text:span> → <text:span text:style-name="T2">funktioniert</text:span></text:p>
          <text:list>
            <text:list-item>
              <text:p text:style-name="P9">Die Zentrale geht immer erst alle Läden durch und vergleicht die Preise, wer der günstigste ist und bestellt entsprechend beim Günstigsten.</text:p>
              <text:p text:style-name="P5"/>
            </text:list-item>
          </text:list>
        </text:list-item>
        <text:list-item>
          <text:p text:style-name="P3">nicht funktional: <text:span text:style-name="T5">Loadtest mit 20 Läden</text:span> → <text:span text:style-name="T2">funktioniert</text:span></text:p>
          <text:list>
            <text:list-item>
              <text:p text:style-name="P9">Mit 20 Läden konnte die Zentrale problemlos umgehen</text:p>
            </text:list-item>
          </text:list>
        </text:list-item>
      </text:list>
      <text:p text:style-name="P1"/>
      <text:list xml:id="list103324976501180" text:continue-numbering="true" text:style-name="L1">
        <text:list-item>
          <text:p text:style-name="P6">nicht funktional: <text:span text:style-name="T5">Loadtest mit 20 Sensoren</text:span> → <text:span text:style-name="T2">funktioniert</text:span></text:p>
          <text:list>
            <text:list-item>
              <text:p text:style-name="P9">Die Zentrale konnte das automatische bestellen von 20 <text:span text:style-name="T7">S</text:span>ensoren problemlos <text:span text:style-name="T7">umsetzen.</text:span></text:p>
            </text:list-item>
          </text:list>
        </text:list-item>
      </text:list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50:00.045000000</meta:creation-date>
    <dc:date>2017-05-23T10:33:23.148000000</dc:date>
    <meta:editing-duration>PT41M25S</meta:editing-duration>
    <meta:editing-cycles>5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2" meta:word-count="112" meta:character-count="735" meta:non-whitespace-character-count="644"/>
  </office:meta>
</office:document-meta>
</file>